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FIRMSVIEWER</text:p>
          </table:table-cell>
          <table:table-cell office:value-type="string">
            <text:p>true</text:p>
          </table:table-cell>
          <table:table-cell office:value-type="date" office:date-value="2015-10-01">
            <text:p>01/10/2015</text:p>
          </table:table-cell>
          <table:table-cell office:value-type="date" office:date-value="2016-10-01">
            <text:p>01/10/2016</text:p>
          </table:table-cell>
          <table:table-cell office:value-type="string">
            <text:p>Expert SIG / R / Cartographie web. Design et développement du &lt;a href="http://firms.fao.org/firms/stocks-fisheries-map-viewer" target="_blank"&gt;portail cartographique de stocks et pêcheries&lt;/a&gt; pour le système d'information FIRMS (Fishery Resources Monitoring System). &lt;em&gt;Mission de consultant international FAO&lt;/em&gt;</text:p>
          </table:table-cell>
          <table:table-cell office:value-type="string">
            <text:p>GIS / R / Web-mapping expert. Design and Implementation of the &lt;a href="http://firms.fao.org/firms/stocks-fisheries-map-viewer" target="_blank"&gt; Stocks and Fisheries map viewer&lt;/a&gt; for the FIRMS Information System (Fishery Resources Monitoring System). &lt;em&gt;FAO International Consultant Mission&lt;/em&gt;</text:p>
          </table:table-cell>
          <table:table-cell office:value-type="string">
            <text:p>Experto SIG / R / Cartografía web. Diseño y desarrollo del &lt;a href="http://firms.fao.org/firms/stocks-fisheries-map-viewer" target="_blank"&gt;portal cartográfico de stocks y pesquerías&lt;/a&gt; para el sistema de información FIRMS (Fishery Resources Monitoring System)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CNRS_RGEO</text:p>
          </table:table-cell>
          <table:table-cell office:value-type="string">
            <text:p>true</text:p>
          </table:table-cell>
          <table:table-cell office:value-type="date" office:date-value="2018-09-16">
            <text:p>16/09/2018</text:p>
          </table:table-cell>
          <table:table-cell office:value-type="date" office:date-value="2018-09-19">
            <text:p>19/09/2018</text:p>
          </table:table-cell>
          <table:table-cell office:value-type="string">
            <text:p>Expert R, Atelier sur la gestion de métadonnées avec R (CNRS, La Rochelle - France). Introduction aux librairies R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</text:p>
          </table:table-cell>
          <table:table-cell office:value-type="string">
            <text:p>R Expert, Workshop on metadata management with R (CNRS, La Rochelle - France). Introduction to R packages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</text:p>
          </table:table-cell>
          <table:table-cell office:value-type="string">
            <text:p>Experto R, Taller sobre el manejo de metadatos con R (CNRS, La Rochelle - Francia). Introducción a los paquetes R &lt;b&gt;&lt;a href="http://github.com/eblondel/geometa" target="_blank"&gt;geometa&lt;/a&gt;&lt;/b&gt;, &lt;b&gt;&lt;a href="http://github.com/eblondel/geonapi" target="_blank"&gt;geonapi&lt;/a&gt;&lt;/b&gt;, &lt;b&gt;&lt;a href="http://github.com/eblondel/ows4R" target="_blank"&gt;ows4R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2">
          <table:table-cell office:value-type="string">
            <text:p>REF_RCONSORTIUM_2019</text:p>
          </table:table-cell>
          <table:table-cell office:value-type="string">
            <text:p>true</text:p>
          </table:table-cell>
          <table:table-cell office:value-type="date" office:date-value="2018-12-16">
            <text:p>16/12/2018</text:p>
          </table:table-cell>
          <table:table-cell office:value-type="date" office:date-value="2019-08-31">
            <text:p>31/08/2019</text:p>
          </table:table-cell>
          <table:table-cell office:value-type="string">
            <text:p>Expert R, Renforcement de R pour la gestion des infrastructures de données spatiales : &lt;a href="http://github.com/eblondel/geometa" target="_blank"&gt;geometa&lt;/a&gt; et &lt;a href="http://github.com/eblondel/ows4R" target="_blank"&gt;ows4R&lt;/a&gt;. Plus d'informations sur la page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R Expert/Developer. Strenghtening of R in support of spatial data infrastructures management : &lt;a href="http://github.com/eblondel/geometa" target="_blank"&gt;geometa&lt;/a&gt; and &lt;a href="http://github.com/eblondel/ows4R" target="_blank"&gt;ows4R&lt;/a&gt;. See more information at <text:s/>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Experto/Desarrollador R. Fortalecimiento de R para el manejo de infrastructuras de datos espaciales: &lt;a href="http://github.com/eblondel/geometa" target="_blank"&gt;geometa&lt;/a&gt; y &lt;a href="http://github.com/eblondel/ows4R" target="_blank"&gt;ows4R&lt;/a&gt;. Más informacion en la página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linuxfoundation</text:p>
          </table:table-cell>
          <table:table-cell office:value-type="string">
            <text:p>The Linux Foundation</text:p>
          </table:table-cell>
          <table:table-cell office:value-type="string">
            <text:p><text:a xlink:href="https://www.linuxfoundation.org/">https://www.linuxfoundation.org/</text:a></text:p>
          </table:table-cell>
          <table:table-cell office:value-type="string">
            <text:p>rconsortium</text:p>
          </table:table-cell>
          <table:table-cell office:value-type="string">
            <text:p>R Consortium</text:p>
          </table:table-cell>
          <table:table-cell office:value-type="string">
            <text:p><text:a xlink:href="https://www.r-consortium.org/">https://www.r-consortium.org/</text:a></text:p>
          </table:table-cell>
          <table:table-cell table:number-columns-repeated="1011"/>
        </table:table-row>
        <table:table-row table:style-name="ro2">
          <table:table-cell office:value-type="string">
            <text:p>REF_IRD_2019_1</text:p>
          </table:table-cell>
          <table:table-cell office:value-type="string">
            <text:p>true</text:p>
          </table:table-cell>
          <table:table-cell table:number-columns-repeated="2" office:value-type="date" office:date-value="2019-07-01">
            <text:p>01/07/2019</text:p>
          </table:table-cell>
          <table:table-cell office:value-type="string">
            <text:p>Expert R, Développement R des librairies &lt;b&gt;&lt;a href="http://github.com/eblondel/zen4R" target="_blank"&gt;zen4R&lt;/a&gt;&lt;/b&gt; (Interface R pour l'infrastructure Zenodo) et &lt;b&gt;&lt;a href="http://github.com/eblondel/geoflow" target="_blank"&gt;geoflow&lt;/a&gt;&lt;/b&gt; (Outil R d'automatisation de la gestion de métadonnées).</text:p>
          </table:table-cell>
          <table:table-cell office:value-type="string">
            <text:p>R Expert, R development of libraries &lt;b&gt;&lt;a href="http://github.com/eblondel/zen4R" target="_blank"&gt;zen4R&lt;/a&gt;&lt;/b&gt; (R Interface to the Zenodo e-infrastructure) y &lt;b&gt;&lt;a href="http://github.com/eblondel/geoflow" target="_blank"&gt;geoflow&lt;/a&gt;&lt;/b&gt; (R engine to automate metadata management).</text:p>
          </table:table-cell>
          <table:table-cell office:value-type="string">
            <text:p>Experto R, Desarrollo de los paquetes &lt;b&gt;&lt;a href="http://github.com/eblondel/zen4R" target="_blank"&gt;zen4R&lt;/a&gt;&lt;/b&gt; (Interfaz R para la infrastructura Zenodo) y &lt;b&gt;&lt;a href="http://github.com/eblondel/geoflow" target="_blank"&gt;geoflow&lt;/a&gt;&lt;/b&gt; (Herramienta R para automatizar el manejo de metadatos).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1/08/2019</text:date>, <text:time>19:2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9-08-01T19:22:15.84</dc:date>
    <meta:editing-cycles>46</meta:editing-cycles>
    <meta:editing-duration>PT11H5M8S</meta:editing-duration>
    <meta:document-statistic meta:table-count="1" meta:cell-count="269" meta:object-count="0"/>
  </office:meta>
</office:document-meta>
</file>